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left" draw:textarea-vertical-align="top" draw:auto-grow-height="false"/>
    </style:style>
    <style:style style:name="gr2" style:family="graphic" style:parent-style-name="standard">
      <style:graphic-properties svg:stroke-color="#000000" draw:fill="solid" draw:fill-color="#e6e6e6" draw:textarea-horizontal-align="left" draw:textarea-vertical-align="top" draw:auto-grow-height="false"/>
    </style:style>
    <style:style style:name="gr3" style:family="graphic" style:parent-style-name="standard">
      <style:graphic-properties svg:stroke-color="#000000" draw:fill="solid" draw:fill-color="#e6e6e6" draw:textarea-horizontal-align="left" draw:textarea-vertical-align="middle" draw:auto-grow-height="false"/>
    </style:style>
    <style:style style:name="gr4" style:family="graphic" style:parent-style-name="standard">
      <style:graphic-properties svg:stroke-color="#000000" draw:fill="hatch" draw:fill-color="#ffffff" draw:fill-hatch-name="Black_20_45_20_Degrees" draw:textarea-horizontal-align="left" draw:textarea-vertical-align="middle" draw:auto-grow-height="false"/>
    </style:style>
    <style:style style:name="gr5" style:family="graphic" style:parent-style-name="standard">
      <style:graphic-properties svg:stroke-color="#000000" draw:fill="solid" draw:fill-color="#e6e6ff" draw:textarea-horizontal-align="left" draw:textarea-vertical-align="middle" draw:auto-grow-height="false"/>
    </style:style>
    <style:style style:name="gr6" style:family="graphic" style:parent-style-name="standard">
      <style:graphic-properties svg:stroke-color="#000000" draw:fill="hatch" draw:fill-color="#e6e6ff" draw:fill-hatch-name="Black_20_45_20_Degrees" draw:textarea-horizontal-align="left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ffff" draw:textarea-horizontal-align="left" draw:textarea-vertical-align="middle" draw:auto-grow-height="false"/>
    </style:style>
    <style:style style:name="gr8" style:family="graphic" style:parent-style-name="standard">
      <style:graphic-properties draw:stroke="dash" draw:stroke-dash="Fine_20_Dashed" svg:stroke-color="#000000" draw:fill="none" draw:textarea-horizontal-align="center" draw:textarea-vertical-align="top" draw:auto-grow-height="false" text:animation="none" text:animation-repeat="1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Ultrafine_20_2_20_Dots_20_3_20_Dashes" svg:stroke-color="#000000" draw:fill="none" draw:textarea-horizontal-align="center" draw:textarea-vertical-align="middle" draw:auto-grow-height="false"/>
    </style:style>
    <style:style style:name="gr11" style:family="graphic" style:parent-style-name="standard">
      <style:graphic-properties svg:stroke-color="#000000" draw:marker-end="Arrow" draw:textarea-vertical-align="middle"/>
    </style:style>
    <style:style style:name="gr12" style:family="graphic" style:parent-style-name="standard">
      <style:graphic-properties svg:stroke-color="#000000" draw:marker-start="Arrow"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 xml:id="id6" draw:id="id6">
            <draw:custom-shape draw:style-name="gr1" draw:text-style-name="P2" draw:layer="layout" svg:width="2.8cm" svg:height="5.9cm" svg:x="8cm" svg:y="2.5cm">
              <text:p text:style-name="P1"><text:span text:style-name="T1">EPD (locke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446cm" svg:height="3.4cm" svg:x="8.154cm" svg:y="4.2cm">
              <text:p text:style-name="P1"><text:span text:style-name="T2">Sec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.446cm" svg:height="0.5cm" svg:x="8.154cm" svg:y="7.7cm">
              <text:p text:style-name="P1"><text:span text:style-name="T2">Signat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.446cm" svg:height="0.5cm" svg:x="8.154cm" svg:y="3.6cm">
              <text:p text:style-name="P1"><text:span text:style-name="T2">Contact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2.01cm" svg:height="0.446cm" svg:x="8.39cm" svg:y="5.3cm"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2.01cm" svg:height="0.446cm" svg:x="8.39cm" svg:y="5.854cm"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2.01cm" svg:height="0.446cm" svg:x="8.39cm" svg:y="6.4cm"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2.01cm" svg:height="0.446cm" svg:x="8.39cm" svg:y="4.754cm">
              <text:p text:style-name="P1"><text:span text:style-name="T1">Pub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2" draw:layer="layout" svg:width="2.01cm" svg:height="0.446cm" svg:x="8.39cm" svg:y="6.954cm"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2.446cm" svg:height="0.5cm" svg:x="8.154cm" svg:y="3cm">
              <text:p text:style-name="P1"><text:span text:style-name="T2">Indent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" draw:id="id1">
            <draw:custom-shape draw:style-name="gr1" draw:text-style-name="P2" draw:layer="layout" svg:width="2.8cm" svg:height="5.9cm" svg:x="1.6cm" svg:y="2.5cm">
              <text:p text:style-name="P1"><text:span text:style-name="T1">EP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446cm" svg:height="3.4cm" svg:x="1.754cm" svg:y="4.2cm">
              <text:p text:style-name="P1"><text:span text:style-name="T2">Sec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.446cm" svg:height="0.5cm" svg:x="1.754cm" svg:y="7.7cm">
              <text:p text:style-name="P1"><text:span text:style-name="T2">Signat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.446cm" svg:height="0.5cm" svg:x="1.754cm" svg:y="3.6cm">
              <text:p text:style-name="P1"><text:span text:style-name="T2">Contact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2.01cm" svg:height="0.446cm" svg:x="1.99cm" svg:y="5.3cm">
              <text:p text:style-name="P1"><text:span text:style-name="T1">Friend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2" draw:layer="layout" svg:width="2.01cm" svg:height="0.446cm" svg:x="1.99cm" svg:y="5.854cm">
              <text:p text:style-name="P1"><text:span text:style-name="T1">Colleague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2" draw:layer="layout" svg:width="2.01cm" svg:height="0.446cm" svg:x="1.99cm" svg:y="6.4cm">
              <text:p text:style-name="P1"><text:span text:style-name="T1">...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2.01cm" svg:height="0.446cm" svg:x="1.99cm" svg:y="4.754cm">
              <text:p text:style-name="P1"><text:span text:style-name="T1">Pub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2.01cm" svg:height="0.446cm" svg:x="1.99cm" svg:y="6.954cm">
              <text:p text:style-name="P1"><text:span text:style-name="T1">Privat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2.446cm" svg:height="0.5cm" svg:x="1.754cm" svg:y="3cm">
              <text:p text:style-name="P1"><text:span text:style-name="T2">Indent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" draw:text-style-name="P1" draw:layer="layout" svg:width="10.7cm" svg:height="8cm" svg:x="1cm" svg:y="1cm">
            <text:p text:style-name="P1">User's device</text:p>
            <draw:enhanced-geometry svg:viewBox="0 0 21600 21600" draw:path-stretchpoint-x="10800" draw:path-stretchpoint-y="10800" draw:text-areas="?f3 ?f4 ?f5 ?f6" draw:type="round-rectangle" draw:modifiers="3413.051930019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xml:id="id2" draw:id="id2" draw:layer="layout" svg:width="2cm" svg:height="1.3cm" svg:x="5.3cm" svg:y="4.8cm">
            <text:p text:style-name="P1"><text:span text:style-name="T3">Loc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3" draw:id="id3" draw:layer="layout" svg:width="2cm" svg:height="1cm" svg:x="5.3cm" svg:y="3cm">
            <text:p text:style-name="P1"><text:span text:style-name="T1">User's</text:span></text:p>
            <text:p text:style-name="P1"><text:span text:style-name="T1">Private ke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9cm" svg:height="4.8cm" svg:x="13cm" svg:y="7cm">
            <text:p text:style-name="P1">Server</text:p>
            <draw:enhanced-geometry svg:viewBox="0 0 21600 21600" draw:path-stretchpoint-x="10800" draw:path-stretchpoint-y="10800" draw:text-areas="?f3 ?f4 ?f5 ?f6" draw:type="round-rectangle" draw:modifiers="3413.051930019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xml:id="id4" draw:id="id4" draw:layer="layout" svg:width="3cm" svg:height="2cm" svg:x="14cm" svg:y="8.8cm">
            <text:p text:style-name="P1"><text:span text:style-name="T3">Verif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xml:id="id5" draw:id="id5" draw:layer="layout" svg:width="3cm" svg:height="2cm" svg:x="18cm" svg:y="8.8cm">
            <text:p text:style-name="P1"><text:span text:style-name="T3">Storage</text:span></text:p>
            <draw:enhanced-geometry svg:viewBox="0 0 21600 21600" draw:type="rectangle" draw:enhanced-path="M 0 0 L 21600 0 21600 21600 0 21600 0 0 Z N"/>
          </draw:custom-shape>
          <draw:connector draw:style-name="gr11" draw:text-style-name="P1" draw:layer="layout" svg:x1="4.4cm" svg:y1="5.45cm" svg:x2="5.3cm" svg:y2="5.45cm" draw:start-shape="id1" draw:start-glue-point="1" draw:end-shape="id2" draw:end-glue-point="3" svg:d="m4400 5450h900" svg:viewBox="0 0 901 1">
            <text:p/>
          </draw:connector>
          <draw:connector draw:style-name="gr11" draw:text-style-name="P1" draw:layer="layout" svg:x1="6.3cm" svg:y1="4cm" svg:x2="6.3cm" svg:y2="4.8cm" draw:start-shape="id3" draw:start-glue-point="2" draw:end-shape="id2" draw:end-glue-point="0" svg:d="m6300 4000v800" svg:viewBox="0 0 1 801">
            <text:p/>
          </draw:connector>
          <draw:connector draw:style-name="gr12" draw:text-style-name="P1" draw:layer="layout" svg:x1="17cm" svg:y1="9.8cm" svg:x2="18cm" svg:y2="9.8cm" draw:start-shape="id4" draw:start-glue-point="1" draw:end-shape="id5" draw:end-glue-point="3" svg:d="m17000 9800h1000" svg:viewBox="0 0 1001 1">
            <text:p/>
          </draw:connector>
          <draw:connector draw:style-name="gr11" draw:text-style-name="P1" draw:layer="layout" svg:x1="7.3cm" svg:y1="5.45cm" svg:x2="8cm" svg:y2="5.45cm" draw:start-shape="id2" draw:start-glue-point="1" draw:end-shape="id6" draw:end-glue-point="3" svg:d="m7300 5450h700" svg:viewBox="0 0 701 1">
            <text:p/>
          </draw:connector>
          <draw:connector draw:style-name="gr11" draw:text-style-name="P1" draw:layer="layout" svg:x1="10.8cm" svg:y1="5.45cm" svg:x2="15.5cm" svg:y2="8.8cm" draw:start-shape="id6" draw:start-glue-point="1" draw:end-shape="id4" draw:end-glue-point="0" svg:d="m10800 5450h4700v3350" svg:viewBox="0 0 4701 3351">
            <text:p/>
          </draw:connector>
          <draw:g xml:id="id9" draw:id="id9">
            <draw:custom-shape draw:style-name="gr1" draw:text-style-name="P2" draw:layer="layout" svg:width="2.8cm" svg:height="5.9cm" svg:x="8cm" svg:y="11.5cm">
              <text:p text:style-name="P1"><text:span text:style-name="T1">EPD (locke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446cm" svg:height="3.4cm" svg:x="8.154cm" svg:y="13.2cm">
              <text:p text:style-name="P1"><text:span text:style-name="T2">Sec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.446cm" svg:height="0.5cm" svg:x="8.154cm" svg:y="16.7cm">
              <text:p text:style-name="P1"><text:span text:style-name="T2">Signat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.446cm" svg:height="0.5cm" svg:x="8.154cm" svg:y="12.6cm">
              <text:p text:style-name="P1"><text:span text:style-name="T2">Contact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2.01cm" svg:height="0.446cm" svg:x="8.39cm" svg:y="14.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2.01cm" svg:height="0.446cm" svg:x="8.39cm" svg:y="14.85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2.01cm" svg:height="0.446cm" svg:x="8.39cm" svg:y="15.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2.01cm" svg:height="0.446cm" svg:x="8.39cm" svg:y="13.754cm">
              <text:p text:style-name="P1"><text:span text:style-name="T1">Pub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2" draw:layer="layout" svg:width="2.01cm" svg:height="0.446cm" svg:x="8.39cm" svg:y="15.95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2.446cm" svg:height="0.5cm" svg:x="8.154cm" svg:y="12cm">
              <text:p text:style-name="P1"><text:span text:style-name="T2">Indent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0" draw:id="id10">
            <draw:custom-shape draw:style-name="gr1" draw:text-style-name="P2" draw:layer="layout" svg:width="2.8cm" svg:height="5.9cm" svg:x="1.6cm" svg:y="11.5cm">
              <text:p text:style-name="P2"><text:span text:style-name="T1">EPD (part. unlck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2.446cm" svg:height="3.4cm" svg:x="1.754cm" svg:y="13.2cm">
              <text:p text:style-name="P1"><text:span text:style-name="T2">Section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.446cm" svg:height="0.5cm" svg:x="1.754cm" svg:y="16.7cm">
              <text:p text:style-name="P1"><text:span text:style-name="T2">Signat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2.446cm" svg:height="0.5cm" svg:x="1.754cm" svg:y="12.6cm">
              <text:p text:style-name="P1"><text:span text:style-name="T2">Contact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2" draw:layer="layout" svg:width="2.01cm" svg:height="0.446cm" svg:x="1.99cm" svg:y="14.3cm">
              <text:p text:style-name="P1"><text:span text:style-name="T1">Friend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2.01cm" svg:height="0.446cm" svg:x="1.99cm" svg:y="14.854cm"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2.01cm" svg:height="0.446cm" svg:x="1.99cm" svg:y="15.4cm"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2" draw:layer="layout" svg:width="2.01cm" svg:height="0.446cm" svg:x="1.99cm" svg:y="13.754cm">
              <text:p text:style-name="P1"><text:span text:style-name="T1">Publi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2" draw:layer="layout" svg:width="2.01cm" svg:height="0.446cm" svg:x="1.99cm" svg:y="15.954cm"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006.3492063492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2.446cm" svg:height="0.5cm" svg:x="1.754cm" svg:y="12cm">
              <text:p text:style-name="P1"><text:span text:style-name="T2">Indent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" draw:text-style-name="P1" draw:layer="layout" svg:width="10.7cm" svg:height="8cm" svg:x="1cm" svg:y="10cm">
            <text:p text:style-name="P1">Friend's device</text:p>
            <draw:enhanced-geometry svg:viewBox="0 0 21600 21600" draw:path-stretchpoint-x="10800" draw:path-stretchpoint-y="10800" draw:text-areas="?f3 ?f4 ?f5 ?f6" draw:type="round-rectangle" draw:modifiers="3413.0519300194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xml:id="id8" draw:id="id8" draw:layer="layout" svg:width="2cm" svg:height="1.3cm" svg:x="5.3cm" svg:y="13.8cm">
            <text:p text:style-name="P1"><text:span text:style-name="T3">Unloc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" xml:id="id7" draw:id="id7" draw:layer="layout" svg:width="2cm" svg:height="1cm" svg:x="5.3cm" svg:y="12cm">
            <text:p text:style-name="P1"><text:span text:style-name="T1">Friend's</text:span></text:p>
            <text:p text:style-name="P1"><text:span text:style-name="T1">Private key</text:span></text:p>
            <draw:enhanced-geometry svg:viewBox="0 0 21600 21600" draw:type="rectangle" draw:enhanced-path="M 0 0 L 21600 0 21600 21600 0 21600 0 0 Z N"/>
          </draw:custom-shape>
          <draw:connector draw:style-name="gr11" draw:text-style-name="P1" draw:layer="layout" svg:x1="6.3cm" svg:y1="13cm" svg:x2="6.3cm" svg:y2="13.8cm" draw:start-shape="id7" draw:start-glue-point="2" draw:end-shape="id8" draw:end-glue-point="0" svg:d="m6300 13000v800" svg:viewBox="0 0 1 801">
            <text:p/>
          </draw:connector>
          <draw:connector draw:style-name="gr11" draw:text-style-name="P1" draw:layer="layout" svg:x1="15.5cm" svg:y1="10.8cm" svg:x2="10.8cm" svg:y2="14.45cm" draw:start-shape="id4" draw:start-glue-point="2" draw:end-shape="id9" draw:end-glue-point="1" svg:d="m15500 10800v3650h-4700" svg:viewBox="0 0 4701 3651">
            <text:p/>
          </draw:connector>
          <draw:connector draw:style-name="gr11" draw:text-style-name="P1" draw:layer="layout" svg:x1="8cm" svg:y1="14.45cm" svg:x2="7.3cm" svg:y2="14.45cm" draw:start-shape="id9" draw:start-glue-point="3" draw:end-shape="id8" draw:end-glue-point="1" svg:d="m8000 14450h-700" svg:viewBox="0 0 701 1">
            <text:p/>
          </draw:connector>
          <draw:connector draw:style-name="gr11" draw:text-style-name="P1" draw:layer="layout" svg:x1="5.3cm" svg:y1="14.45cm" svg:x2="4.4cm" svg:y2="14.45cm" draw:start-shape="id8" draw:start-glue-point="3" draw:end-shape="id10" draw:end-glue-point="1" svg:d="m5300 14450h-900" svg:viewBox="0 0 901 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 Brüll</meta:initial-creator>
    <meta:creation-date>2014-01-19T15:00:46.956845439</meta:creation-date>
    <dc:date>2014-01-20T15:38:59.436944386</dc:date>
    <dc:creator>Philipp Brüll</dc:creator>
    <meta:editing-duration>PT1H1M51S</meta:editing-duration>
    <meta:editing-cycles>6</meta:editing-cycles>
    <meta:generator>LibreOffice/4.1.3.2$Linux_X86_64 LibreOffice_project/410m0$Build-2</meta:generator>
    <meta:document-statistic meta:object-count="63"/>
  </office:meta>
</office:document-meta>
</file>